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4d42b"/>
    </style:style>
    <style:style style:name="P3" style:family="paragraph" style:parent-style-name="Standard">
      <style:paragraph-properties fo:text-align="center" style:justify-single-word="false"/>
      <style:text-properties style:font-name-asian="Calibri1" style:font-name-complex="Calibri1"/>
    </style:style>
    <style:style style:name="P4" style:family="paragraph" style:parent-style-name="Standard">
      <style:text-properties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P5" style:family="paragraph" style:parent-style-name="Standard">
      <style:paragraph-properties fo:margin-left="1.249cm" fo:margin-right="0cm" fo:text-indent="0cm" style:auto-text-indent="false"/>
    </style:style>
    <style:style style:name="P6" style:family="paragraph" style:parent-style-name="Standard">
      <style:paragraph-properties fo:margin-left="1.249cm" fo:margin-right="0cm" fo:text-indent="0cm" style:auto-text-indent="false"/>
      <style:text-properties officeooo:paragraph-rsid="001f70de"/>
    </style:style>
    <style:style style:name="P7" style:family="paragraph" style:parent-style-name="Standard">
      <style:paragraph-properties fo:margin-top="0cm" fo:margin-bottom="0cm" loext:contextual-spacing="false"/>
      <style:text-properties fo:font-size="10pt" fo:language="en" fo:country="US" officeooo:rsid="0022826c" officeooo:paragraph-rsid="0022826c" style:font-name-asian="Calibri1" style:font-size-asian="10pt" style:font-name-complex="Calibri1" style:font-size-complex="10pt" style:font-weight-complex="bold"/>
    </style:style>
    <style:style style:name="P8" style:family="paragraph" style:parent-style-name="Standard">
      <style:paragraph-properties fo:margin-top="0cm" fo:margin-bottom="0cm" loext:contextual-spacing="false" fo:break-before="page"/>
      <style:text-properties officeooo:paragraph-rsid="001f5874"/>
    </style:style>
    <style:style style:name="P9" style:family="paragraph" style:parent-style-name="Standard">
      <style:paragraph-properties fo:margin-top="0cm" fo:margin-bottom="0cm" loext:contextual-spacing="false" fo:break-before="page"/>
      <style:text-properties fo:font-size="12pt" fo:font-weight="bold" officeooo:paragraph-rsid="001e7070" style:font-name-asian="Calibri1" style:font-size-asian="12pt" style:font-weight-asian="bold" style:font-name-complex="Calibri1" style:font-size-complex="12pt" style:font-weight-complex="bold"/>
    </style:style>
    <style:style style:name="P10" style:family="paragraph" style:parent-style-name="List_20_Paragraph">
      <style:paragraph-properties fo:margin-left="1.884cm" fo:margin-right="0cm" fo:text-indent="0cm" style:auto-text-indent="false"/>
    </style:style>
    <style:style style:name="P11" style:family="paragraph" style:parent-style-name="List_20_Paragraph">
      <style:paragraph-properties fo:margin-left="1.884cm" fo:margin-right="0cm" fo:text-indent="0.614cm" style:auto-text-indent="false"/>
    </style:style>
    <style:style style:name="P12" style:family="paragraph" style:parent-style-name="List_20_Paragraph">
      <style:paragraph-properties fo:margin-left="5.63cm" fo:margin-right="0cm" fo:text-indent="0.614cm" style:auto-text-indent="false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language="en" fo:country="US"/>
    </style:style>
    <style:style style:name="P14" style:family="paragraph" style:parent-style-name="Standard">
      <style:paragraph-properties fo:margin-left="1.249cm" fo:margin-right="0cm" fo:text-indent="0cm" style:auto-text-indent="false" fo:break-before="page"/>
      <style:text-properties officeooo:paragraph-rsid="00208cc2"/>
    </style:style>
    <style:style style:name="P15" style:family="paragraph" style:parent-style-name="Standard">
      <style:text-properties officeooo:paragraph-rsid="001a5d82" style:font-name-asian="Calibri1" style:font-name-complex="Calibri1"/>
    </style:style>
    <style:style style:name="P16" style:family="paragraph" style:parent-style-name="List_20_Paragraph" style:list-style-name="WWNum1"/>
    <style:style style:name="P17" style:family="paragraph" style:parent-style-name="List_20_Paragraph" style:list-style-name="WWNum1">
      <style:text-properties style:font-name-asian="Calibri1" style:font-name-complex="Calibri1"/>
    </style:style>
    <style:style style:name="T1" style:family="text">
      <style:text-properties style:font-name-asian="Calibri1" style:font-name-complex="Calibri1"/>
    </style:style>
    <style:style style:name="T2" style:family="text">
      <style:text-properties officeooo:rsid="00107acc" style:font-name-asian="Calibri1" style:font-name-complex="Calibri1"/>
    </style:style>
    <style:style style:name="T3" style:family="text">
      <style:text-properties officeooo:rsid="001ce246" style:font-name-asian="Calibri1" style:font-name-complex="Calibri1"/>
    </style:style>
    <style:style style:name="T4" style:family="text">
      <style:text-properties officeooo:rsid="0022826c" style:font-name-asian="Calibri1" style:font-name-complex="Calibri1"/>
    </style:style>
    <style:style style:name="T5" style:family="text">
      <style:text-properties officeooo:rsid="00253634" style:font-name-asian="Calibri1" style:font-name-complex="Calibri1"/>
    </style:style>
    <style:style style:name="T6" style:family="text">
      <style:text-properties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22826c" style:font-name-asian="Calibri1" style:font-name-complex="Calibri1"/>
    </style:style>
    <style:style style:name="T10" style:family="text">
      <style:text-properties fo:language="en" fo:country="US" officeooo:rsid="00253634" style:font-name-asian="Calibri1" style:font-name-complex="Calibri1"/>
    </style:style>
    <style:style style:name="T11" style:family="text">
      <style:text-properties fo:language="en" fo:country="US" officeooo:rsid="00107acc"/>
    </style:style>
    <style:style style:name="T12" style:family="text"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13" style:family="text">
      <style:text-properties style:font-name="Calibri" fo:font-size="12pt" fo:language="en" fo:country="US" fo:font-weight="bold" style:font-name-asian="Calibri1" style:font-size-asian="12pt" style:font-weight-asian="bold" style:font-name-complex="Calibri1" style:font-size-complex="12pt" style:font-weight-complex="bold"/>
    </style:style>
    <style:style style:name="T14" style:family="text">
      <style:text-properties style:text-line-through-style="none" style:text-line-through-type="none" style:text-position="sub 58%"/>
    </style:style>
    <style:style style:name="T15" style:family="text">
      <style:text-properties style:text-position="sub 58%"/>
    </style:style>
    <style:style style:name="T16" style:family="text">
      <style:text-properties officeooo:rsid="0023edad"/>
    </style:style>
    <style:style style:name="T17" style:family="text">
      <style:text-properties officeooo:rsid="0024d42b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ЛАБОРАТОРНАЯ РАБОТА №<text:span text:style-name="T16">2</text:span></text:p>
      <text:p text:style-name="P2">«<text:span text:style-name="T17">Параллельная реализация решения системы линейных алгебраических </text:span></text:p>
      <text:p text:style-name="P2"><text:span text:style-name="T17">уравнений с помощью OpenMP</text:span>»</text:p>
      <text:p text:style-name="P1"><text:span text:style-name="T1">Выполнил: </text:span><text:span text:style-name="T2">Лукин Б.А.</text:span><text:span text:style-name="T1">, группа 15206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>НГУ 2017 г.</text:p>
      <text:p text:style-name="P1"/>
      <text:p text:style-name="P1"><text:soft-page-break/></text:p>
      <text:p text:style-name="P4">Цели работы :</text:p>
      <text:list xml:id="list6267710029971876492" text:style-name="WWNum1">
        <text:list-item>
          <text:p text:style-name="P16"><text:span text:style-name="T1">Изучение методик распараллеливания задачи с помощью </text:span><text:span text:style-name="T10">openMP</text:span><text:span text:style-name="T1">.</text:span></text:p>
        </text:list-item>
        <text:list-item>
          <text:p text:style-name="P17">Измерение времени выполнения программы в зависимости от реализации распараллеливания.</text:p>
        </text:list-item>
        <text:list-item>
          <text:p text:style-name="P16">Сделать вывод о целесообразности использования первого или второго варианта программы.</text:p>
        </text:list-item>
      </text:list>
      <text:p text:style-name="Standard"/>
      <text:p text:style-name="Standard"/>
      <text:p text:style-name="Standard"/>
      <text:p text:style-name="P4">Вариант задания :</text:p>
      <text:p text:style-name="P10"><text:span text:style-name="T1">Решение СЛАУ итерационным методом: </text:span>преобразование решения на каждом шаге задается формулой: </text:p>
      <text:p text:style-name="P11"/>
      <text:p text:style-name="P12">x<text:span text:style-name="T14">n</text:span><text:span text:style-name="T15">+1 </text:span>= x<text:span text:style-name="T15">n</text:span> – τ(Ax<text:span text:style-name="T15">n</text:span> – b).</text:p>
      <text:p text:style-name="Standard"/>
      <text:p text:style-name="P5">Вариант 1: векторы x и b дублируются в каждом MPI-процессе.</text:p>
      <text:p text:style-name="P5">Вариант 2: векторы x и b разрезаются между MPI-процессами аналогично матрице A.</text:p>
      <text:p text:style-name="P5">Исходные данные:</text:p>
      <text:p text:style-name="P5">Элементы главной диагонали матрицы A равны 2.0, остальные равны 1.0.Все элементы вектора b равны N+1. В этом случае решением системы будет вектор, элементы которого равны 1.0.</text:p>
      <text:p text:style-name="P6"><text:span text:style-name="T8">N = </text:span><text:span text:style-name="T11">32000</text:span><text:span text:style-name="T8">.</text:span></text:p>
      <text:p text:style-name="P14"><draw:frame draw:style-name="fr1" draw:name="Объект1" text:anchor-type="paragraph" svg:x="0.97cm" svg:y="0.9cm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Объект3" text:anchor-type="paragraph" svg:x="1.288cm" svg:y="18.262cm" svg:width="15.998cm" svg:height="8.999cm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1" draw:name="Объект2" text:anchor-type="paragraph" svg:x="1.473cm" svg:y="9.506cm" svg:width="15.998cm" svg:height="8.999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6"> Результаты измерения времени работы программы.</text:span><text:span text:style-name="T1"> </text:span></text:p>
      <text:p text:style-name="P14"><text:span text:style-name="T1"/></text:p>
      <text:p text:style-name="P15"><text:span text:style-name="T7">Полный компилируемый листинг реализованной программы. </text:span></text:p>
      <text:p text:style-name="Standard"/>
      <text:p text:style-name="Standard"><text:span text:style-name="T13">1 </text:span><text:span text:style-name="T12">вариант</text:span></text:p>
      <text:p text:style-name="P7">#include &lt;iostream&gt;</text:p>
      <text:p text:style-name="P7">#include &lt;limits&gt;</text:p>
      <text:p text:style-name="P7">#include &lt;omp.h&gt;</text:p>
      <text:p text:style-name="P7">using namespace std;</text:p>
      <text:p text:style-name="P7"/>
      <text:p text:style-name="P7">double dotProduct(double* f, double* s, int N) {</text:p>
      <text:p text:style-name="P7"><text:s text:c="4"/>double res = 0;</text:p>
      <text:p text:style-name="P7"/>
      <text:p text:style-name="P7"><text:s text:c="4"/>for (int i = 0; i &lt; N; i++)</text:p>
      <text:p text:style-name="P7"><text:s text:c="8"/>res += f[i]*s[i];</text:p>
      <text:p text:style-name="P7"/>
      <text:p text:style-name="P7"><text:s text:c="4"/>return res;</text:p>
      <text:p text:style-name="P7">}</text:p>
      <text:p text:style-name="P7"/>
      <text:p text:style-name="P7">double* slauSolveIteration(double* matrix,</text:p>
      <text:p text:style-name="P7"><text:s text:c="34"/>double* b,</text:p>
      <text:p text:style-name="P7"><text:s text:c="34"/>size_t N,</text:p>
      <text:p text:style-name="P7"><text:s text:c="34"/>double epsilon = 0.00001,</text:p>
      <text:p text:style-name="P7"><text:s text:c="34"/>double tau = 0.01) {</text:p>
      <text:p text:style-name="P7"><text:s text:c="4"/>double bVal = 0;</text:p>
      <text:p text:style-name="P7"><text:s text:c="4"/>#pragma omp parallel for reduction(+:bVal)</text:p>
      <text:p text:style-name="P7"><text:s text:c="4"/>for (int i = 0; i &lt; N; ++i) bVal += b[i] * b[i];</text:p>
      <text:p text:style-name="P7"/>
      <text:p text:style-name="P7"><text:s text:c="4"/>double* x = new double[N];</text:p>
      <text:p text:style-name="P7"><text:s text:c="4"/>double* tmpRes = new double[N];</text:p>
      <text:p text:style-name="P7"><text:s text:c="4"/>double tmpVal;</text:p>
      <text:p text:style-name="P7"/>
      <text:p text:style-name="P7"><text:s text:c="4"/>epsilon *= epsilon;</text:p>
      <text:p text:style-name="P7"><text:s text:c="4"/>double crit;</text:p>
      <text:p text:style-name="P7"><text:s text:c="4"/>double prevcrit = numeric_limits&lt;double&gt;::max();</text:p>
      <text:p text:style-name="P7"><text:s text:c="4"/>while(true) {</text:p>
      <text:p text:style-name="P7"><text:s text:c="8"/>tmpVal = 0;</text:p>
      <text:p text:style-name="P7"><text:s text:c="8"/>#pragma omp parallel for reduction(+:tmpVal)</text:p>
      <text:p text:style-name="P7"><text:s text:c="8"/>for (int i = 0; i &lt; N; i++) {</text:p>
      <text:p text:style-name="P7"><text:s text:c="12"/>tmpRes[i] = dotProduct(matrix + i*N, x, N) - b[i];</text:p>
      <text:p text:style-name="P7"><text:s text:c="12"/>tmpVal += tmpRes[i] * tmpRes[i];</text:p>
      <text:p text:style-name="P7"><text:s text:c="8"/>}</text:p>
      <text:p text:style-name="P7"><text:s text:c="8"/>crit = tmpVal / bVal;</text:p>
      <text:p text:style-name="P7"><text:s text:c="8"/>if (crit &lt; epsilon) break;</text:p>
      <text:p text:style-name="P7"><text:s text:c="8"/>if (crit &gt; prevcrit) tau *= 0.1;</text:p>
      <text:p text:style-name="P7"><text:s text:c="8"/>prevcrit = crit;</text:p>
      <text:p text:style-name="P7"><text:s text:c="8"/>#pragma omp parallel for</text:p>
      <text:p text:style-name="P7"><text:s text:c="8"/>for (int i = 0; i &lt; N; ++i) {</text:p>
      <text:p text:style-name="P7"><text:s text:c="12"/>x[i] = x[i] - tau*tmpRes[i];</text:p>
      <text:p text:style-name="P7"><text:s text:c="12"/>tmpRes[i] = 0;</text:p>
      <text:p text:style-name="P7"><text:s text:c="8"/>}</text:p>
      <text:p text:style-name="P7"/>
      <text:p text:style-name="P7"><text:s text:c="4"/>}</text:p>
      <text:p text:style-name="P7"><text:s text:c="4"/>delete[] tmpRes;</text:p>
      <text:p text:style-name="P7"><text:soft-page-break/><text:s text:c="4"/>return x;</text:p>
      <text:p text:style-name="P7">}</text:p>
      <text:p text:style-name="P7"/>
      <text:p text:style-name="P7">int main(void) {</text:p>
      <text:p text:style-name="P7"><text:s text:c="4"/>int N = 32000;</text:p>
      <text:p text:style-name="P7"/>
      <text:p text:style-name="P7"><text:s text:c="4"/>double* matrix = new double[N * N];</text:p>
      <text:p text:style-name="P7"><text:s text:c="4"/>double* b = new double[N];</text:p>
      <text:p text:style-name="P7"/>
      <text:p text:style-name="P7"><text:s text:c="4"/>double st, cm, fn;</text:p>
      <text:p text:style-name="P7"><text:s text:c="4"/>// int tn = omp_get_num_threads();</text:p>
      <text:p text:style-name="P7"/>
      <text:p text:style-name="P7"><text:s text:c="4"/>st = omp_get_wtime();</text:p>
      <text:p text:style-name="P7"/>
      <text:p text:style-name="P7"><text:s text:c="4"/>#pragma omp parallel for </text:p>
      <text:p text:style-name="P7"><text:s text:c="4"/>for (int i = 0; i &lt; N; i++) {</text:p>
      <text:p text:style-name="P7"><text:s text:c="8"/>b[i] = N + 1;</text:p>
      <text:p text:style-name="P7"><text:s text:c="8"/>for (int j = 0; j &lt; N; j++)</text:p>
      <text:p text:style-name="P7"><text:s text:c="12"/>matrix[i * N + j] = (i == j)? 2 : 1;</text:p>
      <text:p text:style-name="P7"><text:s text:c="4"/>}</text:p>
      <text:p text:style-name="P7"><text:s text:c="4"/>cm = omp_get_wtime();</text:p>
      <text:p text:style-name="P7"/>
      <text:p text:style-name="P7"><text:s text:c="4"/>double* x = slauSolveIteration(matrix, b, N);</text:p>
      <text:p text:style-name="P7"/>
      <text:p text:style-name="P7"><text:s text:c="4"/>fn = omp_get_wtime();</text:p>
      <text:p text:style-name="P7"><text:s text:c="4"/>cout &lt;&lt; "time = " &lt;&lt; fn - st &lt;&lt; "; computing: " &lt;&lt; fn - cm &lt;&lt; endl;</text:p>
      <text:p text:style-name="P7"><text:s text:c="4"/>delete[] matrix;</text:p>
      <text:p text:style-name="P7"><text:s text:c="4"/>delete[] b;</text:p>
      <text:p text:style-name="P7"><text:s text:c="4"/>delete[] x;</text:p>
      <text:p text:style-name="P7"><text:s text:c="4"/>return 0;</text:p>
      <text:p text:style-name="P7">}</text:p>
      <text:p text:style-name="P8"><text:span text:style-name="T13">2 </text:span><text:span text:style-name="T12">вариант</text:span></text:p>
      <text:p text:style-name="P7">#include &lt;iostream&gt;</text:p>
      <text:p text:style-name="P7">#include &lt;limits&gt;</text:p>
      <text:p text:style-name="P7">#include &lt;omp.h&gt;</text:p>
      <text:p text:style-name="P7"/>
      <text:p text:style-name="P7">using namespace std;</text:p>
      <text:p text:style-name="P7">double dotProduct(double* f, double* s, int N) {</text:p>
      <text:p text:style-name="P7"><text:s text:c="4"/>double res = 0;</text:p>
      <text:p text:style-name="P7"/>
      <text:p text:style-name="P7"><text:s text:c="4"/>for (int i = 0; i &lt; N; i++)</text:p>
      <text:p text:style-name="P7"><text:s text:c="8"/>res += f[i]*s[i];</text:p>
      <text:p text:style-name="P7"/>
      <text:p text:style-name="P7"><text:s text:c="4"/>return res;</text:p>
      <text:p text:style-name="P7">}</text:p>
      <text:p text:style-name="P7"/>
      <text:p text:style-name="P7">double* slauSolveIteration(double* matrix,</text:p>
      <text:p text:style-name="P7"><text:s text:c="34"/>double* b,</text:p>
      <text:p text:style-name="P7"><text:s text:c="34"/>size_t N,</text:p>
      <text:p text:style-name="P7"><text:s text:c="34"/>double epsilon = 0.00001,</text:p>
      <text:p text:style-name="P7"><text:s text:c="34"/>double tau = 0.01) {</text:p>
      <text:p text:style-name="P7"><text:s text:c="4"/>double bVal = 0;</text:p>
      <text:p text:style-name="P7"><text:s text:c="4"/>#pragma omp parallel for reduction(+:bVal)</text:p>
      <text:p text:style-name="P7"><text:s text:c="4"/>for (int i = 0; i &lt; N; ++i) bVal += b[i] * b[i];</text:p>
      <text:p text:style-name="P7"/>
      <text:p text:style-name="P7"><text:s text:c="4"/>double* x = new double[N];</text:p>
      <text:p text:style-name="P7"><text:s text:c="4"/>double* tmpRes = new double[N];</text:p>
      <text:p text:style-name="P7"><text:s text:c="4"/>double tmpVal;</text:p>
      <text:p text:style-name="P7"/>
      <text:p text:style-name="P7"><text:s text:c="4"/>epsilon *= epsilon;</text:p>
      <text:p text:style-name="P7"><text:s text:c="4"/>double crit;</text:p>
      <text:p text:style-name="P7"><text:s text:c="4"/>double prevcrit = numeric_limits&lt;double&gt;::max();</text:p>
      <text:p text:style-name="P7"><text:s text:c="4"/>#pragma omp parallel</text:p>
      <text:p text:style-name="P7"><text:s text:c="4"/>while(true) {</text:p>
      <text:p text:style-name="P7"><text:s text:c="8"/>tmpVal = 0;</text:p>
      <text:p text:style-name="P7"><text:s text:c="8"/>#pragma omp for reduction(+:tmpVal)</text:p>
      <text:p text:style-name="P7"><text:s text:c="12"/>for (int i = 0; i &lt; N; i++)</text:p>
      <text:p text:style-name="P7"><text:s text:c="12"/>{</text:p>
      <text:p text:style-name="P7"><text:s text:c="16"/>tmpRes[i] = dotProduct(matrix + i*N, x, N) - b[i];</text:p>
      <text:p text:style-name="P7"><text:s text:c="16"/>tmpVal += tmpRes[i] * tmpRes[i];</text:p>
      <text:p text:style-name="P7"><text:s text:c="12"/>}</text:p>
      <text:p text:style-name="P7"><text:s text:c="8"/>crit = tmpVal / bVal;</text:p>
      <text:p text:style-name="P7"><text:s text:c="8"/>if (crit &lt; epsilon) break;</text:p>
      <text:p text:style-name="P7"><text:s text:c="8"/>if (crit &gt; prevcrit) tau *= 0.1;</text:p>
      <text:p text:style-name="P7"><text:s text:c="8"/>prevcrit = crit;</text:p>
      <text:p text:style-name="P7"><text:s text:c="8"/>#pragma omp for</text:p>
      <text:p text:style-name="P7"><text:s text:c="12"/>for (int i = 0; i &lt; N; ++i)</text:p>
      <text:p text:style-name="P7"><text:s text:c="12"/>{</text:p>
      <text:p text:style-name="P7"><text:s text:c="16"/>x[i] = x[i] - tau*tmpRes[i];</text:p>
      <text:p text:style-name="P7"><text:s text:c="16"/>tmpRes[i] = 0;</text:p>
      <text:p text:style-name="P7"><text:s text:c="12"/>}</text:p>
      <text:p text:style-name="P7"/>
      <text:p text:style-name="P7"><text:s text:c="4"/>}</text:p>
      <text:p text:style-name="P7"><text:s text:c="4"/>delete[] tmpRes;</text:p>
      <text:p text:style-name="P7"><text:s text:c="4"/>return x;</text:p>
      <text:p text:style-name="P7">}</text:p>
      <text:p text:style-name="P7"/>
      <text:p text:style-name="P7"><text:soft-page-break/>int main(void) {</text:p>
      <text:p text:style-name="P7"><text:s text:c="4"/>int N = 32000;</text:p>
      <text:p text:style-name="P7"/>
      <text:p text:style-name="P7"><text:s text:c="4"/>double* matrix = new double[N * N];</text:p>
      <text:p text:style-name="P7"><text:s text:c="4"/>double* b = new double[N];</text:p>
      <text:p text:style-name="P7"/>
      <text:p text:style-name="P7"><text:s text:c="4"/>double st, cm, fn;</text:p>
      <text:p text:style-name="P7"><text:s text:c="4"/>// int tn = omp_get_num_threads();</text:p>
      <text:p text:style-name="P7"/>
      <text:p text:style-name="P7"><text:s text:c="4"/>st = omp_get_wtime();</text:p>
      <text:p text:style-name="P7"/>
      <text:p text:style-name="P7"><text:s text:c="4"/>#pragma omp parallel for </text:p>
      <text:p text:style-name="P7"><text:s text:c="4"/>for (int i = 0; i &lt; N; i++) {</text:p>
      <text:p text:style-name="P7"><text:s text:c="8"/>b[i] = N + 1;</text:p>
      <text:p text:style-name="P7"><text:s text:c="8"/>for (int j = 0; j &lt; N; j++)</text:p>
      <text:p text:style-name="P7"><text:s text:c="12"/>matrix[i * N + j] = (i == j)? 2 : 1;</text:p>
      <text:p text:style-name="P7"><text:s text:c="4"/>}</text:p>
      <text:p text:style-name="P7"><text:s text:c="4"/>cm = omp_get_wtime();</text:p>
      <text:p text:style-name="P7"/>
      <text:p text:style-name="P7"><text:s text:c="4"/>double* x = slauSolveIteration(matrix, b, N);</text:p>
      <text:p text:style-name="P7"/>
      <text:p text:style-name="P7"><text:s text:c="4"/>fn = omp_get_wtime();</text:p>
      <text:p text:style-name="P7"><text:s text:c="4"/>cout &lt;&lt; "time = " &lt;&lt; fn - st &lt;&lt; "; computing: " &lt;&lt; fn - cm &lt;&lt; endl;</text:p>
      <text:p text:style-name="P7"><text:s text:c="4"/>delete[] matrix;</text:p>
      <text:p text:style-name="P7"><text:s text:c="4"/>delete[] b;</text:p>
      <text:p text:style-name="P7"><text:s text:c="4"/>delete[] x;</text:p>
      <text:p text:style-name="P7"><text:s text:c="4"/>return 0;</text:p>
      <text:p text:style-name="P7">}</text:p>
      <text:p text:style-name="P9">Вывод по результатам лабораторной работы.</text:p>
      <text:p text:style-name="P5"><text:span text:style-name="T1">В данной лабораторной работе были изучены методики распараллеливания задачи с помощью </text:span><text:span text:style-name="T9">openMP</text:span><text:span text:style-name="T1">.</text:span></text:p>
      <text:p text:style-name="P5"><text:span text:style-name="T1">По результатам измерения времени работы, ускорения и эффективности, можно сделать вывод, что </text:span><text:span text:style-name="T3">варианты программы </text:span><text:span text:style-name="T4">практически идентичны </text:span><text:span text:style-name="T5">на достаточно больших размерах матрицы</text:span><text:span text:style-name="T1">. </text:span><text:bookmark text:name="_GoBac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fo:color="#00000a" fo:font-size="11pt" style:font-size-asian="11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02cm" fo:margin-bottom="2.54cm" fo:margin-left="1.429cm" fo:margin-right="1.369cm" style:writing-mode="lr-tb" style:layout-grid-color="#c0c0c0" style:layout-grid-lines="39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9</meta:editing-cycles>
    <meta:creation-date>2012-08-07T04:01:00</meta:creation-date>
    <dc:date>2017-05-02T15:52:32.971181516</dc:date>
    <dc:language>ru-RU</dc:language>
    <meta:editing-duration>P1DT14H59M11S</meta:editing-duration>
    <meta:generator>LibreOffice/5.1.6.2$Linux_X86_64 LibreOffice_project/10m0$Build-2</meta:generator>
    <meta:document-statistic meta:table-count="0" meta:image-count="0" meta:object-count="3" meta:page-count="8" meta:paragraph-count="159" meta:word-count="762" meta:character-count="5143" meta:non-whitespace-character-count="3593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6.447cm" svg:y="0.315cm" chart:style-name="ch2">
          <text:p>Время работы</text:p>
        </chart:title>
        <chart:legend chart:legend-position="end" svg:x="14.257cm" svg:y="3.951cm" style:legend-expansion="high" chart:style-name="ch3"/>
        <chart:plot-area chart:style-name="ch4" chart:data-source-has-labels="both" svg:x="1.33cm" svg:y="1.273cm" svg:width="12.608cm" svg:height="6.566cm">
          <chartooo:coordinate-region svg:x="1.951cm" svg:y="1.472cm" svg:width="11.8cm" svg:height="5.72cm"/>
          <chart:axis chart:dimension="x" chart:name="primary-x" chart:style-name="ch5" chartooo:axis-type="auto">
            <chartooo:date-scale/>
            <chart:title svg:x="6.518cm" svg:y="8.018cm" chart:style-name="ch6">
              <text:p>кол-во потоков</text:p>
            </chart:title>
            <chart:categories table:cell-range-address="local-table.$B$1:.$M$1"/>
          </chart:axis>
          <chart:axis chart:dimension="y" chart:name="primary-y" chart:style-name="ch5">
            <chart:title svg:x="0.451cm" svg:y="5.394cm" chart:style-name="ch7">
              <text:p>время, сек</text:p>
            </chart:title>
            <chart:grid chart:style-name="ch8" chart:class="major"/>
          </chart:axis>
          <chart:series chart:style-name="ch9" chart:values-cell-range-address="local-table.$B$2:.$M$2" chart:label-cell-address="local-table.$A$2" chart:class="chart:line">
            <chart:data-point chart:repeated="12"/>
          </chart:series>
          <chart:series chart:style-name="ch10" chart:values-cell-range-address="local-table.$B$3:.$M$3" chart:label-cell-address="local-table.$A$3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for</text:p>
              </table:table-cell>
              <table:table-cell office:value-type="float" office:value="70.6074">
                <text:p>70.6074</text:p>
              </table:table-cell>
              <table:table-cell office:value-type="float" office:value="36.5861">
                <text:p>36.5861</text:p>
              </table:table-cell>
              <table:table-cell office:value-type="float" office:value="30.5955">
                <text:p>30.5955</text:p>
              </table:table-cell>
              <table:table-cell office:value-type="float" office:value="22.2044">
                <text:p>22.2044</text:p>
              </table:table-cell>
              <table:table-cell office:value-type="float" office:value="23.4316">
                <text:p>23.4316</text:p>
              </table:table-cell>
              <table:table-cell office:value-type="float" office:value="20.9576">
                <text:p>20.9576</text:p>
              </table:table-cell>
              <table:table-cell office:value-type="float" office:value="21.1333">
                <text:p>21.1333</text:p>
              </table:table-cell>
              <table:table-cell office:value-type="float" office:value="27.3873">
                <text:p>27.3873</text:p>
              </table:table-cell>
              <table:table-cell office:value-type="float" office:value="19.6488">
                <text:p>19.6488</text:p>
              </table:table-cell>
              <table:table-cell office:value-type="float" office:value="20.165">
                <text:p>20.165</text:p>
              </table:table-cell>
              <table:table-cell office:value-type="float" office:value="19.6687">
                <text:p>19.6687</text:p>
              </table:table-cell>
              <table:table-cell office:value-type="float" office:value="19.4071">
                <text:p>19.4071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65.7775">
                <text:p>65.7775</text:p>
              </table:table-cell>
              <table:table-cell office:value-type="float" office:value="36.5987">
                <text:p>36.5987</text:p>
              </table:table-cell>
              <table:table-cell office:value-type="float" office:value="31.4751">
                <text:p>31.4751</text:p>
              </table:table-cell>
              <table:table-cell office:value-type="float" office:value="22.3162">
                <text:p>22.3162</text:p>
              </table:table-cell>
              <table:table-cell office:value-type="float" office:value="24.377">
                <text:p>24.377</text:p>
              </table:table-cell>
              <table:table-cell office:value-type="float" office:value="20.9563">
                <text:p>20.9563</text:p>
              </table:table-cell>
              <table:table-cell office:value-type="float" office:value="20.2719">
                <text:p>20.2719</text:p>
              </table:table-cell>
              <table:table-cell office:value-type="float" office:value="26.358">
                <text:p>26.358</text:p>
              </table:table-cell>
              <table:table-cell office:value-type="float" office:value="18.9731">
                <text:p>18.9731</text:p>
              </table:table-cell>
              <table:table-cell office:value-type="float" office:value="20.7534">
                <text:p>20.7534</text:p>
              </table:table-cell>
              <table:table-cell office:value-type="float" office:value="19.7062">
                <text:p>19.7062</text:p>
              </table:table-cell>
              <table:table-cell office:value-type="float" office:value="19.671">
                <text:p>19.6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6.857cm" svg:y="0.315cm" chart:style-name="ch2">
          <text:p>Ускорение</text:p>
        </chart:title>
        <chart:legend chart:legend-position="end" svg:x="14.257cm" svg:y="3.951cm" style:legend-expansion="high" chart:style-name="ch3"/>
        <chart:plot-area chart:style-name="ch4" chart:data-source-has-labels="both" svg:x="1.33cm" svg:y="1.273cm" svg:width="12.608cm" svg:height="6.566cm">
          <chartooo:coordinate-region svg:x="2.057cm" svg:y="1.472cm" svg:width="11.694cm" svg:height="5.72cm"/>
          <chart:axis chart:dimension="x" chart:name="primary-x" chart:style-name="ch5" chartooo:axis-type="auto">
            <chartooo:date-scale/>
            <chart:title svg:x="6.518cm" svg:y="8.018cm" chart:style-name="ch6">
              <text:p>кол-во потоков</text:p>
            </chart:title>
            <chart:categories table:cell-range-address="local-table.$B$1:.$M$1"/>
          </chart:axis>
          <chart:axis chart:dimension="y" chart:name="primary-y" chart:style-name="ch5">
            <chart:title svg:x="0.451cm" svg:y="5.394cm" chart:style-name="ch7">
              <text:p>время, сек</text:p>
            </chart:title>
            <chart:grid chart:style-name="ch8" chart:class="major"/>
          </chart:axis>
          <chart:series chart:style-name="ch9" chart:values-cell-range-address="local-table.$B$2:.$M$2" chart:label-cell-address="local-table.$A$2" chart:class="chart:line">
            <chart:data-point chart:repeated="12"/>
          </chart:series>
          <chart:series chart:style-name="ch10" chart:values-cell-range-address="local-table.$B$3:.$M$3" chart:label-cell-address="local-table.$A$3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for</text:p>
              </table:table-cell>
              <table:table-cell office:value-type="float" office:value="0.931594988627254">
                <text:p>0.931594988627254</text:p>
              </table:table-cell>
              <table:table-cell office:value-type="float" office:value="1.7978822558294">
                <text:p>1.7978822558294</text:p>
              </table:table-cell>
              <table:table-cell office:value-type="float" office:value="2.14990766616006">
                <text:p>2.14990766616006</text:p>
              </table:table-cell>
              <table:table-cell office:value-type="float" office:value="2.96236331537893">
                <text:p>2.96236331537893</text:p>
              </table:table-cell>
              <table:table-cell office:value-type="float" office:value="2.80721333583707">
                <text:p>2.80721333583707</text:p>
              </table:table-cell>
              <table:table-cell office:value-type="float" office:value="3.13859888536855">
                <text:p>3.13859888536855</text:p>
              </table:table-cell>
              <table:table-cell office:value-type="float" office:value="3.11250490931374">
                <text:p>3.11250490931374</text:p>
              </table:table-cell>
              <table:table-cell office:value-type="float" office:value="2.40175190690576">
                <text:p>2.40175190690576</text:p>
              </table:table-cell>
              <table:table-cell office:value-type="float" office:value="3.3476599079842">
                <text:p>3.3476599079842</text:p>
              </table:table-cell>
              <table:table-cell office:value-type="float" office:value="3.26196379866105">
                <text:p>3.26196379866105</text:p>
              </table:table-cell>
              <table:table-cell office:value-type="float" office:value="3.34427288026153">
                <text:p>3.34427288026153</text:p>
              </table:table-cell>
              <table:table-cell office:value-type="float" office:value="3.38935235042845">
                <text:p>3.38935235042845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1">
                <text:p>1</text:p>
              </table:table-cell>
              <table:table-cell office:value-type="float" office:value="1.79726329077262">
                <text:p>1.79726329077262</text:p>
              </table:table-cell>
              <table:table-cell office:value-type="float" office:value="2.08982656131355">
                <text:p>2.08982656131355</text:p>
              </table:table-cell>
              <table:table-cell office:value-type="float" office:value="2.94752242765345">
                <text:p>2.94752242765345</text:p>
              </table:table-cell>
              <table:table-cell office:value-type="float" office:value="2.69834270008615">
                <text:p>2.69834270008615</text:p>
              </table:table-cell>
              <table:table-cell office:value-type="float" office:value="3.1387935847454">
                <text:p>3.1387935847454</text:p>
              </table:table-cell>
              <table:table-cell office:value-type="float" office:value="3.244762454432">
                <text:p>3.244762454432</text:p>
              </table:table-cell>
              <table:table-cell office:value-type="float" office:value="2.49554215039077">
                <text:p>2.49554215039077</text:p>
              </table:table-cell>
              <table:table-cell office:value-type="float" office:value="3.46688205933664">
                <text:p>3.46688205933664</text:p>
              </table:table-cell>
              <table:table-cell office:value-type="float" office:value="3.16948066340937">
                <text:p>3.16948066340937</text:p>
              </table:table-cell>
              <table:table-cell office:value-type="float" office:value="3.33790888146878">
                <text:p>3.33790888146878</text:p>
              </table:table-cell>
              <table:table-cell office:value-type="float" office:value="3.34388185654008">
                <text:p>3.343881856540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6.236cm" svg:y="0.315cm" chart:style-name="ch2">
          <text:p>Эффективность</text:p>
        </chart:title>
        <chart:legend chart:legend-position="end" svg:x="14.257cm" svg:y="3.951cm" style:legend-expansion="high" chart:style-name="ch3"/>
        <chart:plot-area chart:style-name="ch4" chart:data-source-has-labels="both" svg:x="1.33cm" svg:y="1.273cm" svg:width="12.608cm" svg:height="6.566cm">
          <chartooo:coordinate-region svg:x="2.057cm" svg:y="1.473cm" svg:width="11.694cm" svg:height="5.719cm"/>
          <chart:axis chart:dimension="x" chart:name="primary-x" chart:style-name="ch5" chartooo:axis-type="auto">
            <chartooo:date-scale/>
            <chart:title svg:x="6.518cm" svg:y="8.018cm" chart:style-name="ch6">
              <text:p>кол-во потоков</text:p>
            </chart:title>
            <chart:categories table:cell-range-address="local-table.$B$1:.$M$1"/>
          </chart:axis>
          <chart:axis chart:dimension="y" chart:name="primary-y" chart:style-name="ch5">
            <chart:title svg:x="0.451cm" svg:y="5.394cm" chart:style-name="ch7">
              <text:p>время, сек</text:p>
            </chart:title>
            <chart:grid chart:style-name="ch8" chart:class="major"/>
          </chart:axis>
          <chart:series chart:style-name="ch9" chart:values-cell-range-address="local-table.$B$2:.$M$2" chart:label-cell-address="local-table.$A$2" chart:class="chart:line">
            <chart:data-point chart:repeated="12"/>
          </chart:series>
          <chart:series chart:style-name="ch10" chart:values-cell-range-address="local-table.$B$3:.$M$3" chart:label-cell-address="local-table.$A$3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for</text:p>
              </table:table-cell>
              <table:table-cell office:value-type="float" office:value="0.931594988627254">
                <text:p>0.931594988627254</text:p>
              </table:table-cell>
              <table:table-cell office:value-type="float" office:value="0.8989411279147">
                <text:p>0.8989411279147</text:p>
              </table:table-cell>
              <table:table-cell office:value-type="float" office:value="0.716635888720019">
                <text:p>0.716635888720019</text:p>
              </table:table-cell>
              <table:table-cell office:value-type="float" office:value="0.740590828844733">
                <text:p>0.740590828844733</text:p>
              </table:table-cell>
              <table:table-cell office:value-type="float" office:value="0.561442667167415">
                <text:p>0.561442667167415</text:p>
              </table:table-cell>
              <table:table-cell office:value-type="float" office:value="0.523099814228092">
                <text:p>0.523099814228092</text:p>
              </table:table-cell>
              <table:table-cell office:value-type="float" office:value="0.444643558473391">
                <text:p>0.444643558473391</text:p>
              </table:table-cell>
              <table:table-cell office:value-type="float" office:value="0.300218988363219">
                <text:p>0.300218988363219</text:p>
              </table:table-cell>
              <table:table-cell office:value-type="float" office:value="0.371962211998245">
                <text:p>0.371962211998245</text:p>
              </table:table-cell>
              <table:table-cell office:value-type="float" office:value="0.326196379866105">
                <text:p>0.326196379866105</text:p>
              </table:table-cell>
              <table:table-cell office:value-type="float" office:value="0.304024807296503">
                <text:p>0.304024807296503</text:p>
              </table:table-cell>
              <table:table-cell office:value-type="float" office:value="0.282446029202371">
                <text:p>0.282446029202371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1">
                <text:p>1</text:p>
              </table:table-cell>
              <table:table-cell office:value-type="float" office:value="0.898631645386311">
                <text:p>0.898631645386311</text:p>
              </table:table-cell>
              <table:table-cell office:value-type="float" office:value="0.696608853771182">
                <text:p>0.696608853771182</text:p>
              </table:table-cell>
              <table:table-cell office:value-type="float" office:value="0.736880606913363">
                <text:p>0.736880606913363</text:p>
              </table:table-cell>
              <table:table-cell office:value-type="float" office:value="0.539668540017229">
                <text:p>0.539668540017229</text:p>
              </table:table-cell>
              <table:table-cell office:value-type="float" office:value="0.523132264124233">
                <text:p>0.523132264124233</text:p>
              </table:table-cell>
              <table:table-cell office:value-type="float" office:value="0.463537493490285">
                <text:p>0.463537493490285</text:p>
              </table:table-cell>
              <table:table-cell office:value-type="float" office:value="0.311942768798847">
                <text:p>0.311942768798847</text:p>
              </table:table-cell>
              <table:table-cell office:value-type="float" office:value="0.385209117704071">
                <text:p>0.385209117704071</text:p>
              </table:table-cell>
              <table:table-cell office:value-type="float" office:value="0.316948066340937">
                <text:p>0.316948066340937</text:p>
              </table:table-cell>
              <table:table-cell office:value-type="float" office:value="0.303446261951707">
                <text:p>0.303446261951707</text:p>
              </table:table-cell>
              <table:table-cell office:value-type="float" office:value="0.27865682137834">
                <text:p>0.278656821378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